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B0000016D77E007D083FCC22E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2d5e" officeooo:paragraph-rsid="000a2d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llyrex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e68c93210c10af6762851951b1591cb5" xlink:href="Pictures/100000000000017B0000016D77E007D083FCC22E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e68c93210c10af6762851951b1591cb5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17B0000016D77E007D083FCC22E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e68c93210c10af6762851951b1591cb5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8T09:15:16.041000000</meta:creation-date>
    <dc:date>2022-11-18T09:20:49.878000000</dc:date>
    <meta:editing-duration>PT5M34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7.4.2.3$Windows_X86_64 LibreOffice_project/382eef1f22670f7f4118c8c2dd222ec7ad009daf</meta:generator>
  </office:meta>
</office:document-meta>
</file>